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orizontal_20_Line">
      <style:paragraph-properties fo:line-height="150%" style:shadow="none">
        <style:tab-stops/>
      </style:paragraph-properties>
      <style:text-properties style:font-name="Times New Roman" fo:background-color="transparent"/>
    </style:style>
    <style:style style:name="P2" style:family="paragraph" style:parent-style-name="Heading_20_4">
      <style:paragraph-properties fo:line-height="150%" style:shadow="none">
        <style:tab-stops/>
      </style:paragraph-properties>
    </style:style>
    <style:style style:name="P3" style:family="paragraph" style:parent-style-name="Heading_20_3">
      <style:paragraph-properties fo:line-height="150%" style:shadow="none">
        <style:tab-stops/>
      </style:paragraph-properties>
      <style:text-properties fo:color="#000000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4" style:family="paragraph" style:parent-style-name="Heading_20_3">
      <style:paragraph-properties fo:line-height="150%" fo:text-align="center" style:justify-single-word="false" style:shadow="none">
        <style:tab-stops/>
      </style:paragraph-properties>
      <style:text-properties fo:color="#000000" style:font-name="Times New Roman" fo:font-size="18pt" fo:font-style="italic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Text_20_body">
      <style:paragraph-properties fo:line-height="150%" style:shadow="none">
        <style:tab-stops/>
      </style:paragraph-properties>
      <style:text-properties style:font-name="Times New Roman" fo:background-color="transparent"/>
    </style:style>
    <style:style style:name="P6" style:family="paragraph" style:parent-style-name="Text_20_body">
      <style:paragraph-properties fo:line-height="150%" style:shadow="none">
        <style:tab-stops/>
      </style:paragraph-properties>
    </style:style>
    <style:style style:name="P7" style:family="paragraph" style:parent-style-name="Text_20_body">
      <style:paragraph-properties fo:line-height="150%" style:shadow="none">
        <style:tab-stops/>
      </style:paragraph-properties>
      <style:text-properties fo:color="#000000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8" style:family="paragraph" style:parent-style-name="Text_20_body">
      <style:paragraph-properties fo:line-height="150%" fo:text-align="center" style:justify-single-word="false" style:shadow="none">
        <style:tab-stops/>
      </style:paragraph-properties>
      <style:text-properties fo:color="#000000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9" style:family="paragraph" style:parent-style-name="Text_20_body">
      <style:paragraph-properties fo:line-height="150%" fo:text-align="center" style:justify-single-word="false" style:shadow="none">
        <style:tab-stops/>
      </style:paragraph-properties>
      <style:text-properties fo:color="#000000" style:font-name="Times New Roman" fo:font-size="18pt" fo:font-style="italic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Text_20_body">
      <style:paragraph-properties fo:line-height="150%" style:shadow="none">
        <style:tab-stops/>
      </style:paragraph-properties>
      <style:text-properties fo:color="#800000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11" style:family="paragraph" style:parent-style-name="Heading_20_1">
      <style:paragraph-properties fo:line-height="150%" style:shadow="none">
        <style:tab-stops/>
      </style:paragraph-properties>
      <style:text-properties fo:color="#800000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12" style:family="paragraph" style:parent-style-name="Footnote">
      <style:paragraph-properties fo:line-height="150%" style:shadow="none">
        <style:tab-stops/>
      </style:paragraph-properties>
      <style:text-properties fo:color="#800000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13" style:family="paragraph" style:parent-style-name="Heading_20_2">
      <style:text-properties fo:color="#800000"/>
    </style:style>
    <style:style style:name="P14" style:family="paragraph" style:parent-style-name="Heading_20_1">
      <style:text-properties fo:font-size="12pt" style:font-size-asian="12pt" style:font-size-complex="12pt"/>
    </style:style>
    <style:style style:name="P15" style:family="paragraph" style:parent-style-name="Heading_20_3">
      <style:paragraph-properties fo:line-height="150%" style:shadow="none">
        <style:tab-stops/>
      </style:paragraph-properties>
      <style:text-properties fo:color="#000000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16" style:family="paragraph" style:parent-style-name="Text_20_body">
      <style:paragraph-properties fo:line-height="150%" style:shadow="none">
        <style:tab-stops/>
      </style:paragraph-properties>
      <style:text-properties style:font-name="Times New Roman" fo:background-color="transparent"/>
    </style:style>
    <style:style style:name="P17" style:family="paragraph" style:parent-style-name="Text_20_body">
      <style:paragraph-properties fo:line-height="150%" style:shadow="none">
        <style:tab-stops/>
      </style:paragraph-properties>
    </style:style>
    <style:style style:name="P18" style:family="paragraph" style:parent-style-name="Text_20_body" style:list-style-name="L1">
      <style:paragraph-properties fo:line-height="150%" style:shadow="none">
        <style:tab-stops/>
      </style:paragraph-properties>
    </style:style>
    <style:style style:name="P19" style:family="paragraph" style:parent-style-name="Text_20_body" style:list-style-name="L2">
      <style:paragraph-properties fo:line-height="150%" style:shadow="none">
        <style:tab-stops/>
      </style:paragraph-properties>
    </style:style>
    <style:style style:name="P20" style:family="paragraph" style:parent-style-name="Text_20_body" style:list-style-name="L4">
      <style:paragraph-properties fo:line-height="150%" style:shadow="none">
        <style:tab-stops/>
      </style:paragraph-properties>
    </style:style>
    <style:style style:name="P21" style:family="paragraph" style:parent-style-name="Text_20_body" style:list-style-name="L5">
      <style:paragraph-properties fo:line-height="150%" style:shadow="none">
        <style:tab-stops/>
      </style:paragraph-properties>
    </style:style>
    <style:style style:name="P22" style:family="paragraph" style:parent-style-name="Text_20_body" style:list-style-name="L6">
      <style:paragraph-properties fo:line-height="150%" style:shadow="none">
        <style:tab-stops/>
      </style:paragraph-properties>
    </style:style>
    <style:style style:name="P23" style:family="paragraph" style:parent-style-name="Text_20_body" style:list-style-name="L7">
      <style:paragraph-properties fo:line-height="150%" style:shadow="none">
        <style:tab-stops/>
      </style:paragraph-properties>
    </style:style>
    <style:style style:name="P24" style:family="paragraph" style:parent-style-name="Text_20_body" style:list-style-name="L8">
      <style:paragraph-properties fo:line-height="150%" style:shadow="none">
        <style:tab-stops/>
      </style:paragraph-properties>
    </style:style>
    <style:style style:name="P25" style:family="paragraph" style:parent-style-name="Text_20_body">
      <style:paragraph-properties fo:line-height="150%" style:shadow="none">
        <style:tab-stops/>
      </style:paragraph-properties>
      <style:text-properties fo:color="#000000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50%" style:shadow="none">
        <style:tab-stops/>
      </style:paragraph-properties>
      <style:text-properties fo:font-style="normal" style:font-style-asian="normal" style:font-style-complex="normal"/>
    </style:style>
    <style:style style:name="P27" style:family="paragraph" style:parent-style-name="Text_20_body">
      <style:paragraph-properties fo:line-height="150%" style:shadow="none">
        <style:tab-stops/>
      </style:paragraph-properties>
      <style:text-properties fo:color="#800000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">
      <style:paragraph-properties fo:margin-top="0cm" fo:margin-bottom="0cm" fo:line-height="150%" style:shadow="none">
        <style:tab-stops/>
      </style:paragraph-properties>
    </style:style>
    <style:style style:name="P33" style:family="paragraph" style:parent-style-name="Text_20_body" style:list-style-name="L2">
      <style:paragraph-properties fo:margin-top="0cm" fo:margin-bottom="0cm" fo:line-height="150%" style:shadow="none">
        <style:tab-stops/>
      </style:paragraph-properties>
    </style:style>
    <style:style style:name="P34" style:family="paragraph" style:parent-style-name="Text_20_body" style:list-style-name="L3">
      <style:paragraph-properties fo:margin-top="0cm" fo:margin-bottom="0cm" fo:line-height="150%" style:shadow="none">
        <style:tab-stops/>
      </style:paragraph-properties>
    </style:style>
    <style:style style:name="P35" style:family="paragraph" style:parent-style-name="Text_20_body" style:list-style-name="L6">
      <style:paragraph-properties fo:margin-top="0cm" fo:margin-bottom="0cm" fo:line-height="150%" style:shadow="none">
        <style:tab-stops/>
      </style:paragraph-properties>
    </style:style>
    <style:style style:name="P36" style:family="paragraph" style:parent-style-name="Text_20_body" style:list-style-name="L8">
      <style:paragraph-properties fo:margin-top="0cm" fo:margin-bottom="0cm" fo:line-height="150%" style:shadow="none">
        <style:tab-stops/>
      </style:paragraph-properties>
    </style:style>
    <style:style style:name="P37" style:family="paragraph" style:parent-style-name="Text_20_body" style:list-style-name="L12">
      <style:paragraph-properties fo:margin-top="0cm" fo:margin-bottom="0cm"/>
    </style:style>
    <style:style style:name="P38" style:family="paragraph" style:parent-style-name="Text_20_body" style:list-style-name="L13">
      <style:paragraph-properties fo:margin-top="0cm" fo:margin-bottom="0cm"/>
    </style:style>
    <style:style style:name="P39" style:family="paragraph" style:parent-style-name="Text_20_body" style:list-style-name="L14">
      <style:paragraph-properties fo:margin-top="0cm" fo:margin-bottom="0cm"/>
    </style:style>
    <style:style style:name="P40" style:family="paragraph" style:parent-style-name="Text_20_body" style:list-style-name="L15">
      <style:paragraph-properties fo:margin-top="0cm" fo:margin-bottom="0cm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000000" style:font-name="Times New Roman" fo:font-size="12pt" fo:background-color="transparent" style:font-size-asian="12pt" style:font-size-complex="12pt"/>
    </style:style>
    <style:style style:name="T4" style:family="text">
      <style:text-properties fo:color="#000000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fo:color="#000000" style:font-name="Times New Roman" fo:font-style="normal" style:font-style-asian="normal" style:font-style-complex="normal"/>
    </style:style>
    <style:style style:name="T6" style:family="text">
      <style:text-properties style:font-name="Times New Roman" fo:background-color="transparent"/>
    </style:style>
    <style:style style:name="T7" style:family="text">
      <style:text-properties style:font-name="Times New Roman" fo:font-size="14pt" fo:background-color="transparent" style:font-size-asian="14pt" style:font-size-complex="14pt"/>
    </style:style>
    <style:style style:name="T8" style:family="text">
      <style:text-properties style:font-name="Times New Roman" fo:font-weight="bold" fo:background-color="transparent" style:font-weight-asian="bold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33996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ularz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9">Wyższa Szkoła Zarządzaniai i Bankowości </text:span></text:span></text:p>
      <text:p text:style-name="P8"><text:span text:style-name="Strong_20_Emphasis"><text:span text:style-name="T9">w Krakowie</text:span></text:span><text:span text:style-name="T9"> </text:span></text:p>
      <text:h text:style-name="P4" text:outline-level="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Table_20_Contents"><text:soft-page-break/><text:span text:style-name="Footnote_20_Symbol">ITS (</text:span><text:bookmark text:name="firstHeading1"/><text:span text:style-name="Footnote_20_Symbol">Intelligent transportation system)</text:span><text:line-break/>RL</text:p>
      <text:p text:style-name="Table_20_Contents"><text:span text:style-name="Strong_20_Emphasis">Actor-Critic (A2C)</text:span><text:span text:style-name="Strong_20_Emphasis">,</text:span></text:p>
      <text:p text:style-name="Table_20_Contents"><text:span text:style-name="Strong_20_Emphasis">SUMO (Simulation of Urban Mobility)</text:span></text:p>
      <text:p text:style-name="Table_20_Contents"><text:span text:style-name="Strong_20_Emphasis">Deep Neural Network, DNN, sieci głebokie </text:span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p text:style-name="Table_20_Contents"><text:span text:style-name="Strong_20_Emphasis"/></text:p>
      <text:h text:style-name="P14" text:outline-level="1"><text:soft-page-break/><text:span text:style-name="T13">Wstęp</text:span><text:line-break/></text:h>
      <text:p text:style-name="Text_20_body"><text:span text:style-name="T12"><text:tab/></text:span>Ruch drogowy odgrywa kluczową rolę w funkcjonowaniu wysoko zurbanizowanych społeczności, stanowiąc fundament ich gospodarki i życia społecznego. Dynamiczny wzrost liczby pojazdów wywiera ciągłą presję na istniejącą infrastrukturę transportową. <text:s/>Kongestia drogowa <text:span text:style-name="T1">generują wymierne straty finansowe, przyczynia się do zwiększonej emisji spalin, pogarszając jakość środowiska. W sposób pośredni obniżają poziom życia mieszkańców aglomeracji. Zatory drogowe wpływają na czas reakcji służb ratunkowych (straż pożarna, policja, służba zdrowia) co może mieć tragiczne konsekwencje. </text:span><text:span text:style-name="T2">Wraz ze wzrostem obciążenia infrastruktury drogowej, rośnie zapotrzebowanie na efektywne metody kontroli ruchu. Ponieważ fizyczna rozbudowy dróg, jest bardzo kosztowna, a często niemożliwa, jednym z kluczowych </text:span><text:span text:style-name="T5">narzędzi</text:span><text:span text:style-name="T1"> poprawy dynamiki ruchu są sygnalizatory świetlne a ich optymalizacja jest kluczowe dla minimalizowania opóźnień drogowych.</text:span></text:p>
      <text:p text:style-name="Text_20_body"><text:span text:style-name="T1"><text:tab/></text:span>Nowoczesne systemy transportowe (ITS)<text:note text:id="ftn1" text:note-class="footnote"><text:note-citation>1</text:note-citation><text:note-body><text:p text:style-name="Footnote">Generalna Dyrekcja Dróg Krajowych i Autostrad, https://drogi.gddkia.gov.pl/serwisy-gddkia/krajowy-system-zarzadzania-ruchem/zalozenia-kszr/co-to-jest-its</text:p></text:note-body></text:note>, oferują szereg usprawnienia poprawiających płynność ruchu drogowego w porównaniu do statycznych, systemów sterowania nie uwzględniających dynamicznie zmieniających się warunków środowiska. Systemy takie jak SCATS, SCOOT czy RHODES, <text:s/>pozwalają na adaptacyjne dostosowywanie cykli sygnałów do bieżących warunków drogowych. Mimo ich skuteczności, wciąż istnieje przestrzeń do ich udoskonaleń<text:span text:style-name="T10">.</text:span></text:p>
      <text:p text:style-name="Text_20_body"><text:span text:style-name="T10"><text:tab/></text:span>Nagroda Nobla z<text:span text:style-name="T10"> dziedzinie fizyki w 2024 roku, <text:s/></text:span>jest dowodem, że badania nad algorytmami s<text:span text:style-name="T14">ztucznej inteligencji nadal pozostają w centrum zainteresowana świata nauki. John J. Hopfield i Geoffrey E. Hinton otrzymali to najwyższe naukowe wyróżnienie za „fundamentalne odkrycia i wynalazki umożliwiające uczenie maszynowe przy użyciu sztucznych sieci neuronowych”</text:span><text:span text:style-name="T14"><text:note text:id="ftn2" text:note-class="footnote"><text:note-citation>2</text:note-citation><text:note-body><text:p text:style-name="Footnote">National-geographic - https://www.national-geographic.pl/nauka/nagroda-nobla-2024/</text:p></text:note-body></text:note></text:span><text:span text:style-name="T14">. Ich prace przyczyniły się do stworzenia mechanizmu wstecznej propagacja błędów, co dało impuls do rozwinięcie no</text:span>woczesnych sieci wielowarstwowych, które są podwaliną współczesnych systemów uczenia maszynowego.</text:p>
      <text:p text:style-name="Text_20_body"><text:tab/>Sukces finansowy takich projektów jak CHAT GPT,<text:note text:id="ftn0" text:note-class="footnote"><text:note-citation>3</text:note-citation><text:note-body><text:p text:style-name="Footnote">Obserwator finansowy https://www.obserwatorfinansowy.pl/tematyka/makroekonomia/trendy-gospodarcze/fenomen-chatgpt-i-jego-skutki/</text:p></text:note-body></text:note> <text:s/>AlphaFold, <text:span text:style-name="Strong_20_Emphasis"><text:span text:style-name="T11">Tesla Autopilot,</text:span></text:span> <text:s/>powoduje że ta dyscyplina wiedzy przeżywa kolejny renesans.<text:line-break/></text:p>
      <text:p text:style-name="Text_20_body"/>
      <text:p text:style-name="P6"><text:soft-page-break/><text:span text:style-name="Strong_20_Emphasis"><text:span text:style-name="T7">Uzasadnienie wyboru tematu</text:span></text:span><text:span text:style-name="T6"><text:line-break/><text:line-break/><text:tab/>Obecnie jesteśmy świadkami rewolucji AI. <text:s/>Powstają nowe typy jednostek obliczeniowych TPU v6 o prędkości 1836 <text:s/>TOPS (Tera Operations Per Second).</text:span><text:span text:style-name="T6"><text:note text:id="ftn4" text:note-class="footnote"><text:note-citation>4</text:note-citation><text:note-body><text:p text:style-name="Footnote">Wikipedia https://en.wikipedia.org/wiki/Tensor_Processing_Unit</text:p></text:note-body></text:note></text:span><text:span text:style-name="T6"> Rozwój technologi zaczyna być blokowany tylko przez ograniczoną ilość danych niezbędnych do trenowania modeli. <text:line-break/><text:tab/>Systemy takie jak </text:span><text:span text:style-name="Strong_20_Emphasis"><text:span text:style-name="T6">AlphaGo</text:span></text:span><text:span text:style-name="T6">, opracowane przez DeepMind, pokazują że maszyny mogą przekroczyć poziom ludzkich umiejętności. System <text:s/></text:span><text:span text:style-name="Strong_20_Emphasis"><text:span text:style-name="T6">AlphaGo Zero</text:span></text:span><text:span text:style-name="T6">, </text:span><text:span text:style-name="T6"><text:note text:id="ftn3" text:note-class="footnote"><text:note-citation>5</text:note-citation><text:note-body><text:p text:style-name="Footnote">Google https://deepmind.google/discover/blog/alphago-zero-starting-from-scratch/</text:p></text:note-body></text:note></text:span><text:span text:style-name="T6">osiągnął po 3 godzinach treningu mistrzowski poziom w grze w Go, a po 70 godzinach nauki zaproponował rozwiązania przekraczające dotychczasowe ludzkie doświadczenie.</text:span></text:p>
      <text:p text:style-name="P6"><text:span text:style-name="T6"><text:tab/></text:span>Tradycyjne metody sterowania ruchem drogowym, choć skuteczne, mogą być uzupełnione danymi pochodzącymi z rozwijających się technologii, takich jak autonomiczne pojazdy. Informacje generowane przez te pojazdy; lokalizacja, prędkość, cel podróży czy warunki ruchu, mogą być wykorzystywane do tworzenia adaptacyjnych systemów, ucząc się optymalnych strategii na podstawie danych pobieranych w czasie rzeczywistym z otaczającego środowiska. </text:p>
      <text:p text:style-name="Text_20_body"><text:tab/><text:span text:style-name="T6">W pracy pogłębiam informacje o zagadnieniu uczenia ze wzmacnianie (RL), Procesów Decyzyjnych Markowa (MDP), algorytmy Q-value, gradientu polityk, w przekonaniu że ta wiedza może niebawem okazać się niezbędna do głębszego zrozumienia otaczającej nas rzeczywistości.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oft-page-break/><text:span text:style-name="Strong_20_Emphasis"><text:span text:style-name="T7">Cel pracy</text:span></text:span><text:span text:style-name="T6"><text:line-break/><text:line-break/><text:tab/></text:span>Celem pracy jest zbadanie, w jaki sposób algorytmy RL, takie jak <text:span text:style-name="Strong_20_Emphasis">Advantage Actor-Critic (A2C)</text:span>, mogą zostać wykorzystane do sterowania sygnalizacją świetlną na obszarach o dużym natężeniu ruchu. Symulacje przeprowadzone w środowisku <text:span text:style-name="Strong_20_Emphasis">SUMO</text:span> pozwolą na ocenę potencjału oraz efektywności takich rozwiązania. <text:s/></text:p>
      <text:p text:style-name="P5"/>
      <text:p text:style-name="P6"><text:span text:style-name="Strong_20_Emphasis"><text:span text:style-name="T6">Zakres pracy</text:span></text:span><text:span text:style-name="T6"><text:line-break/>Zakres pracy obejmuje:</text:span></text:p>
      <text:list xml:id="list5683295956344942752" text:style-name="L1">
        <text:list-item>
          <text:p text:style-name="P32"><text:span text:style-name="Strong_20_Emphasis"><text:span text:style-name="T6">Przedmiotowy</text:span></text:span><text:span text:style-name="T6">: Optymalizacja sterowania sygnalizacją świetlną na skrzyżowaniach przy użyciu algorytmu Actor-Critic. <text:line-break/>Analiza zgromadzonych danych wyników symulacji .</text:span></text:p>
        </text:list-item>
        <text:list-item>
          <text:p text:style-name="P32"><text:span text:style-name="Strong_20_Emphasis"><text:span text:style-name="T6">Czasowy</text:span></text:span><text:span text:style-name="T6">: <text:line-break/>- Analizę literatury i istniejących rozwiązań w marca semestr 5.<text:line-break/>- </text:span>Projektowanie i implementację algorytmu <text:span text:style-name="T6">semestr 6</text:span>.<text:line-break/><text:span text:style-name="T6">- </text:span>Testowanie i analizę wyników w środowisku symulacyjnym SUMO <text:span text:style-name="T6">semestr 7.</text:span> </text:p>
        </text:list-item>
        <text:list-item>
          <text:p text:style-name="P18"><text:span text:style-name="Strong_20_Emphasis"><text:span text:style-name="T6">Przestrzenny</text:span></text:span><text:span text:style-name="T6">: Symulacje zostaną przeprowadzone w wirtualnym środowisku </text:span><text:span text:style-name="T8">SUMO</text:span><text:span text:style-name="T6">. Ruch drogowy będzie generowany w sposób syntetyczny, z uwzględnieniem scenariuszy, które koncentrują się na tworzeniu zatorów drogowych .</text:span></text:p>
        </text:list-item>
      </text:list>
      <text:p text:style-name="P6"><text:span text:style-name="Strong_20_Emphasis"><text:span text:style-name="T6"/></text:span></text:p>
      <text:p text:style-name="P6"><text:span text:style-name="Strong_20_Emphasis"><text:span text:style-name="T6">Stosowane metody</text:span></text:span><text:span text:style-name="T6"><text:line-break/>W pracy zastosowane zostaną następujące metody:</text:span></text:p>
      <text:list xml:id="list5165204729800468219" text:style-name="L2">
        <text:list-item>
          <text:p text:style-name="P33"><text:span text:style-name="Strong_20_Emphasis"><text:span text:style-name="T6">Analiza literatury</text:span></text:span><text:span text:style-name="T6">: Przegląd istniejących systemów sterowania ruchem oraz prac naukowych związanych z zastosowaniem sztucznej inteligencji w tej dziedzinie.</text:span></text:p>
        </text:list-item>
        <text:list-item>
          <text:p text:style-name="P33"><text:span text:style-name="Strong_20_Emphasis"><text:span text:style-name="T6">Modelowanie i symulacja</text:span></text:span><text:span text:style-name="T6">: Implementacja algorytmu AC w środowisku SUMO, pozwalająca na symulację sterowania sygnalizacją świetlną w dynamicznych warunkach ruchu.</text:span></text:p>
        </text:list-item>
        <text:list-item>
          <text:p text:style-name="P19"><text:span text:style-name="Strong_20_Emphasis"><text:span text:style-name="T6">Metody oceny efektywności</text:span></text:span><text:span text:style-name="T6">: Analiza wyników symulacji, w tym pomiar opóźnień, czasu oczekiwania pojazdów oraz przepustowości, ilośc zużytego paliwa i wyemitowanego CO2.</text:span></text:p>
        </text:list-item>
      </text:list>
      <text:p text:style-name="P6"><text:span text:style-name="Strong_20_Emphasis"><text:span text:style-name="T6"/></text:span></text:p>
      <text:p text:style-name="P6"><text:soft-page-break/><text:span text:style-name="Strong_20_Emphasis"><text:span text:style-name="T6">Opis zawartości poszczególnych rozdziałów pracy</text:span></text:span></text:p>
      <text:list xml:id="list2846622098942683165" text:style-name="L3">
        <text:list-item>
          <text:p text:style-name="P34"><text:span text:style-name="Strong_20_Emphasis"><text:span text:style-name="T6">Rozdział 1</text:span></text:span><text:span text:style-name="T6">: Wprowadzenie teoretyczne, omówienie podstaw zarządzania ruchem drogowym oraz metod sterowania sygnalizacją świetlną.</text:span></text:p>
        </text:list-item>
        <text:list-item>
          <text:p text:style-name="P34"><text:span text:style-name="Strong_20_Emphasis"><text:span text:style-name="T6">Rozdział 2</text:span></text:span><text:span text:style-name="T6">: Analiza literatury naukowej, opis procesów RL, AC.</text:span></text:p>
        </text:list-item>
        <text:list-item>
          <text:p text:style-name="P34"><text:span text:style-name="Strong_20_Emphasis"><text:span text:style-name="T6">Rozdział 3</text:span></text:span><text:span text:style-name="T6">: Szczegóły implementacji algorytmu A2C w środowisku SUMO, w tym założenia eksperymentalne i opis procesu modelowania.</text:span></text:p>
        </text:list-item>
        <text:list-item>
          <text:p text:style-name="P34"><text:span text:style-name="Strong_20_Emphasis"><text:span text:style-name="T6">Rozdział 4</text:span></text:span><text:span text:style-name="T6">: Prezentacja wyników symulacji, wnioski oraz wskazanie kierunków, dalszych badań.</text:span></text:p>
        </text:list-item>
      </text:list>
      <text:p text:style-name="P6"><text:span text:style-name="Strong_20_Emphasis"><text:span text:style-name="T6"/></text:span></text:p>
      <text:p text:style-name="P6"><text:span text:style-name="Strong_20_Emphasis"><text:span text:style-name="T6">Podsumowanie</text:span></text:span></text:p>
      <text:p text:style-name="P26"><text:span text:style-name="T3">Praca ta stanowi połączenie teorii algorytmów sztucznej inteligencji z praktycznym ich zastosowaniem. Celem jest aplikacja algorytmu </text:span><text:span text:style-name="T4">AC</text:span><text:span text:style-name="T3"> do sterowania sygnalizacją świetlną, a następnie symulacjom rozwiązania w środowisku SUMO.</text:span></text:p>
      <text:p text:style-name="P26"><text:span text:style-name="T3"><text:tab/></text:span>Przeprowadzone prace i symulacje stanowią doświadczenie edukacyjne, wprowadzające w tematykę algorytmów uczenia ze wzmacnianiem, modelowania systemów transportowych oraz wykorzystania intermodalnego symulatora SUMO. </text:p>
      <text:p text:style-name="P26"><text:tab/>Uzyskane wnioski mogą stać się podstawą dla dalszego pogłębiania wiedzy w zakresie ITS.</text:p>
      <text:p text:style-name="P7"><text:span text:style-name="T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" text:outline-level="3"><text:soft-page-break/></text:h>
      <text:p text:style-name="P1"/>
      <text:p text:style-name="Text_20_body"><text:tab/>Po raz pierwszy sygnalizację świetlną zastosowano w sterowaniu ruchem drogowym w 1868 roku w Londynie. Latarnie wyposażone były w lampy gazowe. Elektryczną sygnalizację świetlną zastosowano po raz pierwszy w 1914 roku w Cleveland.<text:note text:id="ftn7" text:note-class="footnote"><text:note-citation>6</text:note-citation><text:note-body><text:p text:style-name="Footnote">By Kara Nelson, CNN - https://edition.cnn.com/2023/11/24/us/garrett-morgan-traffic-signal-100-years-reaj/index.html</text:p></text:note-body></text:note> Do roku 1918 sygnalizatory były dwukolorowe, tj. światło czerwone i światło zielone. Po raz pierwszy trójkolorowe sygnalizacje wprowadzonow Londynie.</text:p>
      <text:p text:style-name="Text_20_body"/>
      <text:p text:style-name="Text_20_body"/>
      <text:p text:style-name="Text_20_body"/>
      <text:p text:style-name="Text_20_body"><text:span text:style-name="T6"><text:tab/>Współczesne systemy sterowania ruchem drogowym pełnią kluczową rolę w zarządzaniu infrastrukturą miejską, zwiększając jej efektywność, bezpieczeństwo oraz płynność ruchu. W zależności od zaawansowania technologicznego i stosowanych metod, systemy te można podzielić na:</text:span></text:p>
      <text:p text:style-name="P1"/>
      <text:h text:style-name="P2" text:outline-level="4"><text:span text:style-name="Strong_20_Emphasis"><text:span text:style-name="T6">1. Systemy adaptacyjne</text:span></text:span></text:h>
      <text:p text:style-name="P5">Systemy adaptacyjne dynamicznie dostosowują sygnalizację świetlną do bieżących warunków ruchu. Oparte są na danych zbieranych w czasie rzeczywistym przez czujniki i kamery, co pozwala na optymalizację przepływu pojazdów w zależności od aktualnego natężenia ruchu. Do najpopularniejszych systemów adaptacyjnych należą:</text:p>
      <text:list xml:id="list9194045829821694526" text:style-name="L4">
        <text:list-item>
          <text:p text:style-name="P20"><text:span text:style-name="Strong_20_Emphasis"><text:span text:style-name="T6">SCATS (Sydney Coordinated Adaptive Traffic System)</text:span></text:span><text:span text:style-name="Strong_20_Emphasis"><text:span text:style-name="T6"><text:note text:id="ftn6" text:note-class="footnote"><text:note-citation>7</text:note-citation><text:note-body><text:p text:style-name="Footnote">SCATS ©, https://www.scats.nsw.gov.au/its-global-summit-2023</text:p></text:note-body></text:note></text:span></text:span><text:span text:style-name="T6"><text:line-break/>SCATS to zaawansowany system opracowany w Sydney, który wykorzystuje dane z czujników do dynamicznej optymalizacji czasu sygnalizacji świetlnej. Dzięki szerokiemu zastosowaniu w miastach na całym świecie, w tym w Polsce, SCATS uznawany jest za skuteczne narzędzie do redukcji korków i poprawy płynności ruchu.</text:span></text:p>
        </text:list-item>
        <text:list-item>
          <text:p text:style-name="P20"><text:span text:style-name="Strong_20_Emphasis"><text:span text:style-name="T6">SCOOT (Split Cycle Offset Optimization Technique)</text:span></text:span><text:span text:style-name="T6"><text:line-break/>SCOOT działa na zasadzie ciągłego dostosowywania długości cykli sygnalizacji </text:span><text:span text:style-name="T6">świetlnej w czasie rzeczywistym, minimalizując zakłócenia w przepływie ruchu.</text:span></text:p>
        </text:list-item>
        <text:list-item>
          <text:p text:style-name="P20"><text:soft-page-break/><text:span text:style-name="Strong_20_Emphasis"><text:span text:style-name="T6">PRODYN</text:span></text:span><text:span text:style-name="T6"><text:line-break/>System wykorzystuje dynamiczne programowanie do optymalizacji sygnalizacji świetlnej na poziomie poszczególnych skrzyżowań. PRODYN przewiduje zmiany natężenia ruchu i dostosowuje sygnalizację, co pozwala na bardziej efektywne zarządzanie ruchem.</text:span></text:p>
        </text:list-item>
      </text:list>
      <text:p text:style-name="P1"/>
      <text:h text:style-name="P2" text:outline-level="4"><text:span text:style-name="Strong_20_Emphasis"><text:span text:style-name="T6">2. Systemy obszarowe i koordynacyjne</text:span></text:span></text:h>
      <text:p text:style-name="P5">Systemy te zarządzają sygnalizacją świetlną na większym obszarze miejskim, synchronizując działanie wielu skrzyżowań. Główne przykłady obejmują:</text:p>
      <text:list xml:id="list8815615311958277723" text:style-name="L5">
        <text:list-item>
          <text:p text:style-name="P21"><text:span text:style-name="Strong_20_Emphasis"><text:span text:style-name="T6">UTOPIA (Urban Traffic Optimization by Integrated Automation)</text:span></text:span><text:span text:style-name="T6"><text:line-break/>Koncepcja ta polega na integracji automatyzacji z optymalizacją ruchu miejskiego. UTOPIA pozwala na poprawę przepustowości i zmniejszenie czasu oczekiwania poprzez skoordynowane sterowanie sygnalizacją świetlną na poziomie całej sieci miejskiej.</text:span></text:p>
        </text:list-item>
        <text:list-item>
          <text:p text:style-name="P21"><text:span text:style-name="Strong_20_Emphasis"><text:span text:style-name="T6">Metoda zielonej fali (Maxband)</text:span></text:span><text:span text:style-name="T6"><text:line-break/>Jest to tradycyjna metoda, w której sygnalizacja świetlna na kolejnych skrzyżowaniach jest synchronizowana w taki sposób, aby pojazdy mogły przejeżdżać przez </text:span><text:span text:style-name="T6">skrzyżowania bez zatrzymywania się.</text:span></text:p>
        </text:list-item>
      </text:list>
      <text:p text:style-name="P1"/>
      <text:h text:style-name="P2" text:outline-level="4"><text:span text:style-name="Strong_20_Emphasis"><text:span text:style-name="T6">3. Inteligentne systemy transportowe (ITS)</text:span></text:span></text:h>
      <text:p text:style-name="P5">ITS to kompleksowe rozwiązania, które integrują różne technologie w celu zwiększenia efektywności systemu transportowego. Mogą obejmować:</text:p>
      <text:list xml:id="list6385112871019141284" text:style-name="L6">
        <text:list-item>
          <text:p text:style-name="P35"><text:span text:style-name="Strong_20_Emphasis"><text:span text:style-name="T6">Czujniki ruchu i radary</text:span></text:span><text:span text:style-name="T6"> do zbierania danych o natężeniu ruchu.</text:span></text:p>
        </text:list-item>
        <text:list-item>
          <text:p text:style-name="P35"><text:span text:style-name="Strong_20_Emphasis"><text:span text:style-name="T6">Zaawansowane algorytmy optymalizacji</text:span></text:span><text:span text:style-name="T6"> do dostosowywania sygnalizacji świetlnej.</text:span></text:p>
        </text:list-item>
        <text:list-item>
          <text:p text:style-name="P22"><text:span text:style-name="Strong_20_Emphasis"><text:span text:style-name="T6">Analizę danych w czasie rzeczywistym</text:span></text:span><text:span text:style-name="T6">, co pozwala na szybkie reagowanie na zmieniające się warunki.</text:span></text:p>
        </text:list-item>
      </text:list>
      <text:p text:style-name="P1"/>
      <text:h text:style-name="P2" text:outline-level="4"><text:soft-page-break/><text:span text:style-name="Strong_20_Emphasis"><text:span text:style-name="T6">4. Tradycyjne systemy sterowania</text:span></text:span></text:h>
      <text:p text:style-name="P5">Tradycyjne podejścia w sterowaniu ruchem drogowym obejmują:</text:p>
      <text:list xml:id="list2644607629361385420" text:style-name="L7">
        <text:list-item>
          <text:p text:style-name="P23"><text:span text:style-name="Strong_20_Emphasis"><text:span text:style-name="T6">Sygnalizacje stałoczasowe</text:span></text:span><text:span text:style-name="T6"><text:line-break/>Oparte na ustalonych programach czasowych, które są zmieniane w zależności od pory dnia. Chociaż ich implementacja jest stosunkowo prosta, systemy te są mniej efektywne w godzinach szczytu, ponieważ nie uwzględniają rzeczywistego natężenia ruchu.</text:span></text:p>
        </text:list-item>
        <text:list-item>
          <text:p text:style-name="P23"><text:span text:style-name="Strong_20_Emphasis"><text:span text:style-name="T6">Sygnalizacje akomodacyjne</text:span></text:span><text:span text:style-name="T6"><text:line-break/>Dostosowują długość faz sygnałów do aktualnych warunków ruchu, skracając czas oczekiwania na sygnał zielony. Systemy te wykorzystują czujniki ruchu do analizy natężenia.</text:span></text:p>
        </text:list-item>
      </text:list>
      <text:p text:style-name="P1"/>
      <text:h text:style-name="P2" text:outline-level="4"><text:span text:style-name="Strong_20_Emphasis"><text:span text:style-name="T6">5. Nowoczesne podejścia algorytmiczne</text:span></text:span></text:h>
      <text:p text:style-name="P5">Wraz z rozwojem sztucznej inteligencji i uczenia maszynowego pojawiają się zaawansowane techniki sterowania ruchem drogowym, takie jak:</text:p>
      <text:list xml:id="list3392861614314052488" text:style-name="L8">
        <text:list-item>
          <text:p text:style-name="P36"><text:span text:style-name="Strong_20_Emphasis"><text:span text:style-name="T6">Logika rozmyta i algorytmy genetyczne</text:span></text:span><text:span text:style-name="T6"><text:line-break/>Wykorzystywane do modelowania i optymalizacji sygnalizacji świetlnej w warunkach niepewności.</text:span></text:p>
        </text:list-item>
        <text:list-item>
          <text:p text:style-name="P24"><text:span text:style-name="Strong_20_Emphasis"><text:span text:style-name="T6">Uczenie przez wzmacnianie (Reinforcement Learning, RL)</text:span></text:span><text:span text:style-name="T6"><text:line-break/>Podejście to pozwala na dynamiczne podejmowanie decyzji w oparciu o sekwencyjne procesy decyzyjne. RL modeluje sterowanie ruchem jako Markov Decision Process (MDP), co czyni je wyjątkowo efektywnym narzędziem do zarządzania złożonymi systemami transportowymi.</text:span></text:p>
        </text:list-item>
      </text:list>
      <text:p text:style-name="P1"/>
      <text:p text:style-name="P5">Dostępne systemy sterowania ruchem, od tradycyjnych metod po zaawansowane techniki adaptacyjne i sztuczną inteligencję, oferują szeroki wachlarz rozwiązań. Wybór odpowiedniego systemu zależy od specyfiki warunków ruchu oraz dostępnych zasobów infrastrukturalnych i finansowych.</text:p>
      <text:p text:style-name="P7"/>
      <text:p text:style-name="P7"/>
      <text:p text:style-name="P7"><text:soft-page-break/></text:p>
      <text:p text:style-name="P7"/>
      <text:p text:style-name="P7"/>
      <text:p text:style-name="P7"/>
      <text:h text:style-name="P3" text:outline-level="3">Sterowanie Ruchem Drogowym: Szczegółowy Podział Systemów</text:h>
      <text:p text:style-name="Text_20_body">Sterowanie ruchem drogowym odgrywa kluczową rolę w zarządzaniu przepływem pojazdów w sieciach miejskich. Zaawansowane technologie i różnorodne podejścia do sterowania sygnalizacją świetlną pozwalają na zwiększenie przepustowości, redukcję opóźnień oraz minimalizację negatywnego wpływu na środowisko. Poniżej przedstawiono szczegółowy podział systemów sterowania ruchem drogowym.</text:p>
      <text:p text:style-name="Horizontal_20_Line"/>
      <text:h text:style-name="Heading_20_4" text:outline-level="4"><text:span text:style-name="Strong_20_Emphasis">1. Podział według struktury sterowania:</text:span></text:h>
      <text:list xml:id="list4957746719634658179" text:style-name="L12">
        <text:list-item>
          <text:p text:style-name="P28"><text:span text:style-name="Strong_20_Emphasis">Systemy zdecentralizowane:</text:span></text:p>
          <text:list>
            <text:list-item>
              <text:p text:style-name="P37">Lokalne sterowniki sterują ruchem na pojedynczym skrzyżowaniu.</text:p>
            </text:list-item>
            <text:list-item>
              <text:p text:style-name="P37">Brak koordynacji między skrzyżowaniami, co ogranicza ich skuteczność w zarządzaniu ruchem w dużych obszarach.</text:p>
            </text:list-item>
            <text:list-item>
              <text:p text:style-name="P37">Zastosowanie: Mniejsze miasta lub obszary o niskim natężeniu ruchu, gdzie nie jest konieczna synchronizacja sygnalizacji.</text:p>
            </text:list-item>
          </text:list>
        </text:list-item>
        <text:list-item>
          <text:p text:style-name="P28"><text:span text:style-name="Strong_20_Emphasis">Systemy scentralizowane:</text:span></text:p>
          <text:list>
            <text:list-item>
              <text:p text:style-name="P37">Zarządzanie ruchem z jednego centralnego punktu, gdzie zbierane i analizowane są dane z całej sieci drogowej.</text:p>
            </text:list-item>
            <text:list-item>
              <text:p text:style-name="P37">Centralny komputer optymalizuje sygnalizację świetlną w czasie rzeczywistym, synchronizując działanie wielu skrzyżowań.</text:p>
            </text:list-item>
            <text:list-item>
              <text:p text:style-name="P37">Zalety: Globalna optymalizacja, efektywne zarządzanie ruchem w skali całej sieci.</text:p>
            </text:list-item>
            <text:list-item>
              <text:p text:style-name="P37">Wady: Wysokie wymagania infrastrukturalne i obliczeniowe.</text:p>
            </text:list-item>
            <text:list-item>
              <text:p text:style-name="P37">Przykład: Systemy w dużych miastach, takich jak Nowy Jork czy Tokio.</text:p>
            </text:list-item>
          </text:list>
        </text:list-item>
        <text:list-item>
          <text:p text:style-name="P28"><text:span text:style-name="Strong_20_Emphasis">Systemy hierarchiczne:</text:span></text:p>
          <text:list>
            <text:list-item>
              <text:p text:style-name="P37">Struktura wielopoziomowa, w której każdy poziom odpowiada za inne aspekty <text:soft-page-break/>sterowania ruchem.</text:p>
            </text:list-item>
            <text:list-item>
              <text:p text:style-name="P37">Przykład: Lokalny poziom zarządza sygnalizacją na pojedynczych skrzyżowaniach, a poziom nadrzędny koordynuje większe obszary.</text:p>
            </text:list-item>
            <text:list-item>
              <text:p text:style-name="P28">Zastosowanie: Rozległe sieci miejskie z różnymi poziomami złożoności ruchu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Podział według rodzaju sterowania:</text:span></text:h>
      <text:list xml:id="list150181780690965432" text:style-name="L13">
        <text:list-item>
          <text:p text:style-name="P29"><text:span text:style-name="Strong_20_Emphasis">Stałoczasowe systemy sterowania:</text:span></text:p>
          <text:list>
            <text:list-item>
              <text:p text:style-name="P38">Działają w oparciu o ustalone cykle sygnałów świetlnych, niezależne od aktualnego natężenia ruchu.</text:p>
            </text:list-item>
            <text:list-item>
              <text:p text:style-name="P38">Zalety: Prostota implementacji i niski koszt wdrożenia.</text:p>
            </text:list-item>
            <text:list-item>
              <text:p text:style-name="P38">Wady: Brak elastyczności, szczególnie w warunkach zmiennego ruchu.</text:p>
            </text:list-item>
            <text:list-item>
              <text:p text:style-name="P38">Przykład: Proste sygnalizacje świetlne w małych miastach lub na mniej uczęszczanych drogach.</text:p>
            </text:list-item>
          </text:list>
        </text:list-item>
        <text:list-item>
          <text:p text:style-name="P29"><text:span text:style-name="Strong_20_Emphasis">Zmiennoczasowe systemy sterowania:</text:span></text:p>
          <text:list>
            <text:list-item>
              <text:p text:style-name="P38"><text:span text:style-name="Strong_20_Emphasis">Systemy akomodacyjne:</text:span></text:p>
              <text:list>
                <text:list-item>
                  <text:p text:style-name="P38">Zmienna długość faz sygnalizacji bez zmiany ich kolejności.</text:p>
                </text:list-item>
                <text:list-item>
                  <text:p text:style-name="P38">Dostosowują się do lokalnych warunków ruchu, ale nie synchronizują z innymi skrzyżowaniami.</text:p>
                </text:list-item>
              </text:list>
            </text:list-item>
            <text:list-item>
              <text:p text:style-name="P38"><text:span text:style-name="Strong_20_Emphasis">Systemy adaptacyjne:</text:span></text:p>
              <text:list>
                <text:list-item>
                  <text:p text:style-name="P38">Dynamicznie dostosowują zarówno długość, jak i sekwencję faz sygnalizacji.</text:p>
                </text:list-item>
                <text:list-item>
                  <text:p text:style-name="P38">Wykorzystują dane z czujników w czasie rzeczywistym, co pozwala na optymalizację w zmieniających się warunkach.</text:p>
                </text:list-item>
              </text:list>
            </text:list-item>
            <text:list-item>
              <text:p text:style-name="P38">Przykłady:</text:p>
              <text:list>
                <text:list-item>
                  <text:p text:style-name="P38">SCATS: System stosowany w Sydney, który dynamicznie dostosowuje sygnalizację w oparciu o lokalne dane ruchowe.</text:p>
                </text:list-item>
                <text:list-item>
                  <text:p text:style-name="P29">SCOOT: System używany w Wielkiej Brytanii, optymalizujący sygnalizację w czasie rzeczywistym na podstawie prognoz ruchu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oft-page-break/><text:span text:style-name="Strong_20_Emphasis">3. Podział według technologii i metod działania:</text:span></text:h>
      <text:list xml:id="list8865867127690282659" text:style-name="L14">
        <text:list-item>
          <text:p text:style-name="P30"><text:span text:style-name="Strong_20_Emphasis">Systemy heurystyczne:</text:span></text:p>
          <text:list>
            <text:list-item>
              <text:p text:style-name="P39">Wykorzystują reguły oparte na doświadczeniu lub wcześniej zdefiniowane algorytmy zarządzania ruchem.</text:p>
            </text:list-item>
            <text:list-item>
              <text:p text:style-name="P39">Zalety: Łatwe do implementacji i zrozumienia.</text:p>
            </text:list-item>
            <text:list-item>
              <text:p text:style-name="P39">Wady: Ograniczone możliwości optymalizacji w złożonych warunkach ruchu.</text:p>
            </text:list-item>
          </text:list>
        </text:list-item>
        <text:list-item>
          <text:p text:style-name="P30"><text:span text:style-name="Strong_20_Emphasis">Systemy optymalizacyjne:</text:span></text:p>
          <text:list>
            <text:list-item>
              <text:p text:style-name="P39">Stosują modele matematyczne i algorytmy optymalizacyjne, takie jak programowanie dynamiczne, algorytmy genetyczne czy metody Monte Carlo.</text:p>
            </text:list-item>
            <text:list-item>
              <text:p text:style-name="P39">Mogą uwzględniać różne kryteria optymalizacji, np. minimalizację opóźnień, długości kolejek czy emisji spalin.</text:p>
            </text:list-item>
          </text:list>
        </text:list-item>
        <text:list-item>
          <text:p text:style-name="P30"><text:span text:style-name="Strong_20_Emphasis">Systemy bazujące na sztucznej inteligencji:</text:span></text:p>
          <text:list>
            <text:list-item>
              <text:p text:style-name="P39">Wykorzystują metody uczenia maszynowego, takie jak:</text:p>
              <text:list>
                <text:list-item>
                  <text:p text:style-name="P39"><text:span text:style-name="Strong_20_Emphasis">Uczenie przez wzmacnianie (Reinforcement Learning, RL):</text:span><text:line-break/>Algorytmy uczą się optymalnych strategii sterowania na podstawie interakcji z rzeczywistym środowiskiem.</text:p>
                </text:list-item>
                <text:list-item>
                  <text:p text:style-name="P39"><text:span text:style-name="Strong_20_Emphasis">Sieci neuronowe:</text:span><text:line-break/>Pozwalają na analizę złożonych zależności w danych o ruchu drogowym.</text:p>
                </text:list-item>
              </text:list>
            </text:list-item>
            <text:list-item>
              <text:p text:style-name="P39">Przykłady:</text:p>
              <text:list>
                <text:list-item>
                  <text:p text:style-name="P39">Systemy adaptacyjne wykorzystujące algorytmy Q-learning lub Advantage Actor-Critic (A2C).</text:p>
                </text:list-item>
                <text:list-item>
                  <text:p text:style-name="P30">Metody multi-agentowe, gdzie różne skrzyżowania zarządzane są przez współpracujące agenty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Przykłady zastosowań zaawansowanych systemów sterowania:</text:span></text:h>
      <text:list xml:id="list6384599084239365195" text:style-name="L15">
        <text:list-item>
          <text:p text:style-name="P31"><text:span text:style-name="Strong_20_Emphasis">SCATS (Sydney Coordinated Adaptive Traffic System):</text:span></text:p>
          <text:list>
            <text:list-item>
              <text:p text:style-name="P40">Działa w sposób zdecentralizowany, optymalizując sygnalizację na podstawie danych z lokalnych czujników.</text:p>
            </text:list-item>
            <text:list-item>
              <text:p text:style-name="P40">Stosowany w wielu miastach na świecie, w tym w Sydney i Melbourne.</text:p>
            </text:list-item>
          </text:list>
        </text:list-item>
        <text:list-item>
          <text:p text:style-name="P31"><text:span text:style-name="Strong_20_Emphasis">SCOOT (Split Cycle Offset Optimization Technique):</text:span></text:p>
          <text:list>
            <text:list-item>
              <text:p text:style-name="P40"><text:soft-page-break/>System czwartej generacji, który przewiduje opóźnienia i zatrzymania na podstawie modeli ruchu.</text:p>
            </text:list-item>
            <text:list-item>
              <text:p text:style-name="P40">Zastosowany w Wielkiej Brytanii, m.in. w Londynie.</text:p>
            </text:list-item>
          </text:list>
        </text:list-item>
        <text:list-item>
          <text:p text:style-name="P31"><text:span text:style-name="Strong_20_Emphasis">RHODES (Real-Time Hierarchical Optimized Distributed Effective System):</text:span></text:p>
          <text:list>
            <text:list-item>
              <text:p text:style-name="P40">Hierarchiczny system sterowania, który dynamicznie dostosowuje sygnalizację w czasie rzeczywistym, wykorzystując dane z czujników.</text:p>
            </text:list-item>
          </text:list>
        </text:list-item>
        <text:list-item>
          <text:p text:style-name="P31"><text:span text:style-name="Strong_20_Emphasis">Systemy oparte na AI:</text:span></text:p>
          <text:list>
            <text:list-item>
              <text:p text:style-name="P40"><text:span text:style-name="Strong_20_Emphasis">DRL (Deep Reinforcement Learning):</text:span> Wykorzystywane do sterowania sygnalizacją świetlną w oparciu o rzeczywiste dane ruchowe.</text:p>
            </text:list-item>
            <text:list-item>
              <text:p text:style-name="P31"><text:span text:style-name="Strong_20_Emphasis">Metody multi-agentowe:</text:span> Agenci zarządzający poszczególnymi skrzyżowaniami uczą się współpracy w celu optymalizacji globalnego ruchu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10"/>
      <text:h text:style-name="P11" text:outline-level="1"><text:bookmark text:name="firstHeading"/>Kongestia</text:h>
      <text:p text:style-name="P10"/>
      <text:p text:style-name="P10"/>
      <text:p text:style-name="P10"/>
      <text:p text:style-name="P10"/>
      <text:p text:style-name="P12"><text:span text:style-name="Endnote_20_Symbol">[1] https://drogi.gddkia.gov.p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20T22:57:58.92</meta:creation-date>
    <dc:date>2024-12-03T19:51:32.43</dc:date>
    <meta:editing-duration>P11DT12H22M26S</meta:editing-duration>
    <meta:editing-cycles>234</meta:editing-cycles>
    <meta:generator>OpenOffice/4.1.15$Win32 OpenOffice.org_project/4115m2$Build-9813</meta:generator>
    <meta:document-statistic meta:table-count="0" meta:image-count="0" meta:object-count="0" meta:page-count="14" meta:paragraph-count="126" meta:word-count="1958" meta:character-count="15860"/>
  </office:meta>
</office:document-meta>
</file>